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cm"/>
    </style:style>
    <style:style style:name="co2" style:family="table-column">
      <style:table-column-properties fo:break-before="auto" style:column-width="7.659cm"/>
    </style:style>
    <style:style style:name="co3" style:family="table-column">
      <style:table-column-properties fo:break-before="auto" style:column-width="8.019cm"/>
    </style:style>
    <style:style style:name="co4" style:family="table-column">
      <style:table-column-properties fo:break-before="auto" style:column-width="8.491cm"/>
    </style:style>
    <style:style style:name="co5" style:family="table-column">
      <style:table-column-properties fo:break-before="auto" style:column-width="8.768cm"/>
    </style:style>
    <style:style style:name="co6" style:family="table-column">
      <style:table-column-properties fo:break-before="auto" style:column-width="5.715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453cm" fo:break-before="auto" style:use-optimal-row-height="false"/>
    </style:style>
    <style:style style:name="ro2" style:family="table-row">
      <style:table-row-properties style:row-height="0.841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552cm" fo:break-before="auto" style:use-optimal-row-height="true"/>
    </style:style>
    <style:style style:name="ro5" style:family="table-row">
      <style:table-row-properties style:row-height="5.265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1.473cm" fo:break-before="auto" style:use-optimal-row-height="true"/>
    </style:style>
    <style:style style:name="ro12" style:family="table-row">
      <style:table-row-properties style:row-height="4.316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style:text-align-source="fix" style:repeat-content="false" fo:wrap-option="wrap" style:shrink-to-fit="true" style:vertical-align="middle"/>
      <style:paragraph-properties fo:text-align="center"/>
      <style:text-properties fo:hyphenate="true"/>
    </style:style>
    <style:style style:name="ce2" style:family="table-cell" style:parent-style-name="Default">
      <style:table-cell-properties fo:background-color="#ffff00" style:text-align-source="fix" style:repeat-content="false" fo:wrap-option="wrap" fo:border="0.002cm solid #000000" style:shrink-to-fit="true" style:vertical-align="middle"/>
      <style:paragraph-properties fo:text-align="center"/>
      <style:text-properties fo:hyphenate="true"/>
    </style:style>
    <style:style style:name="ce3"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false"/>
    </style:style>
    <style:style style:name="ce4" style:family="table-cell" style:parent-style-name="Excel_20_Built-in_20_Normal">
      <style:table-cell-properties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5" style:family="table-cell" style:parent-style-name="Excel_20_Built-in_20_Normal">
      <style:table-cell-properties style:text-align-source="fix" style:repeat-content="false" fo:wrap-option="wrap" fo:border="0.002cm solid #000000" style:direction="ltr" style:shrink-to-fit="false" style:vertical-align="middle"/>
      <style:paragraph-properties fo:text-align="center"/>
      <style:text-properties fo:hyphenate="false"/>
    </style:style>
    <style:style style:name="ce6" style:family="table-cell" style:parent-style-name="Excel_20_Built-in_20_Normal">
      <style:table-cell-properties style:text-align-source="fix" style:repeat-content="false" fo:wrap-option="wrap" style:direction="ltr" style:shrink-to-fit="false" style:vertical-align="middle"/>
      <style:paragraph-properties fo:text-align="center"/>
      <style:text-properties fo:hyphenate="false"/>
    </style:style>
    <style:style style:name="ce7" style:family="table-cell" style:parent-style-name="Default">
      <style:table-cell-properties style:text-align-source="fix" style:repeat-content="false" fo:wrap-option="wrap" fo:border="0.002cm solid #000000" style:shrink-to-fit="true" style:vertical-align="middle"/>
      <style:paragraph-properties fo:text-align="center"/>
      <style:text-properties fo:hyphenate="true"/>
    </style:style>
    <style:style style:name="ce8" style:family="table-cell" style:parent-style-name="Excel_20_Built-in_20_Normal">
      <style:table-cell-properties style:text-align-source="fix" style:repeat-content="false" fo:wrap-option="wrap" fo:border="0.002cm solid #000000" style:direction="ltr" style:shrink-to-fit="false" style:vertical-align="middle"/>
      <style:paragraph-properties fo:text-align="center"/>
      <style:text-properties style:font-name="Arial1" style:font-name-complex="Arial1" fo:hyphenate="false"/>
    </style:style>
    <style:style style:name="ce9" style:family="table-cell" style:parent-style-name="Excel_20_Built-in_20_Normal">
      <style:table-cell-properties style:text-align-source="fix" style:repeat-content="false" fo:wrap-option="wrap" fo:border="0.002cm solid #000000" style:direction="ltr" style:shrink-to-fit="true" style:vertical-align="middle"/>
      <style:paragraph-properties fo:text-align="center"/>
      <style:text-properties fo:hyphenate="true"/>
    </style:style>
    <style:style style:name="ce10" style:family="table-cell" style:parent-style-name="Default">
      <style:table-cell-properties style:text-align-source="fix" style:repeat-content="false" fo:wrap-option="wrap" fo:border="0.002cm solid #000000" style:shrink-to-fit="true" style:vertical-align="middle"/>
      <style:paragraph-properties fo:text-align="center"/>
      <style:text-properties fo:font-weight="bold" style:font-weight-asian="bold" style:font-weight-complex="bold" fo:hyphenate="true"/>
    </style:style>
    <style:style style:name="ce11" style:family="table-cell" style:parent-style-name="Excel_20_Built-in_20_Normal">
      <style:table-cell-properties style:text-align-source="fix" style:repeat-content="false" fo:wrap-option="wrap" fo:border="0.002cm solid #000000" style:direction="ltr" style:shrink-to-fit="false" style:vertical-align="middle"/>
      <style:paragraph-properties fo:text-align="center"/>
      <style:text-properties style:use-window-font-color="true" style:font-name="Arial" style:font-name-complex="Arial2" fo:hyphenate="false"/>
    </style:style>
    <style:style style:name="ce12" style:family="table-cell" style:parent-style-name="Default">
      <style:table-cell-properties fo:border-bottom="0.002cm solid #000000" style:text-align-source="fix" style:repeat-content="false" fo:wrap-option="wrap" fo:border-left="none" fo:border-right="0.002cm solid #000000" style:shrink-to-fit="true" fo:border-top="0.002cm solid #000000" style:vertical-align="middle"/>
      <style:paragraph-properties fo:text-align="center"/>
      <style:text-properties fo:hyphenate="true"/>
    </style:style>
    <style:style style:name="ce13" style:family="table-cell" style:parent-style-name="Excel_20_Built-in_20_Normal">
      <style:table-cell-properties style:text-align-source="fix" style:repeat-content="false" fo:background-color="transparent" fo:wrap-option="wrap" fo:border="0.002cm solid #000000" style:direction="ltr" style:shrink-to-fit="false" style:vertical-align="middl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14" style:family="table-cell" style:parent-style-name="Excel_20_Built-in_20_Normal">
      <style:table-cell-properties fo:background-color="#ffff00" style:text-align-source="fix" style:repeat-content="false" fo:wrap-option="wrap" fo:border="0.002cm solid #000000" style:direction="ltr" style:shrink-to-fit="false" style:vertical-align="middl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15" style:family="table-cell" style:parent-style-name="Excel_20_Built-in_20_Normal">
      <style:table-cell-properties style:text-align-source="fix" style:repeat-content="false" fo:wrap-option="wrap" fo:border="0.002cm solid #000000" style:direction="ltr" style:shrink-to-fit="false" style:vertical-align="middl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16" style:family="table-cell" style:parent-style-name="Excel_20_Built-in_20_Normal">
      <style:table-cell-properties fo:background-color="#ffff00" style:text-align-source="fix" style:repeat-content="false" fo:wrap-option="wrap" fo:border="0.002cm solid #000000" style:direction="ltr" style:shrink-to-fit="false" style:vertical-align="middle"/>
      <style:paragraph-properties fo:text-align="center"/>
      <style:text-properties fo:hyphenate="false"/>
    </style:style>
    <style:style style:name="ce17" style:family="table-cell" style:parent-style-name="Excel_20_Built-in_20_Normal">
      <style:table-cell-properties style:text-align-source="fix" style:repeat-content="false" fo:wrap-option="wrap" style:direction="ltr" style:shrink-to-fit="false" style:vertical-align="middle"/>
      <style:paragraph-properties fo:text-align="center"/>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fals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accessibilité&quot;;&quot;SEO&quot;;&quot;SEO&amp;accessibilité&quot;)" table:allow-empty-cell="false" table:display-list="unsorted" table:base-cell-address="Feuil1.B8"/>
      </table:content-validations>
      <table:table table:name="Feuil1"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20" table:default-cell-style-name="ce6"/>
        <table:table-column table:style-name="co8" table:number-columns-repeated="997" table:default-cell-style-name="ce6"/>
        <table:table-column table:style-name="co8" table:default-cell-style-name="Default"/>
        <table:table-row table:style-name="ro1">
          <table:table-cell table:style-name="ce1" table:number-columns-repeated="1023"/>
          <table:table-cell/>
        </table:table-row>
        <table:table-row table:style-name="ro2">
          <table:table-cell table:style-name="ce1" table:number-columns-repeated="2"/>
          <table:table-cell table:style-name="ce10" office:value-type="string" table:number-columns-spanned="2" table:number-rows-spanned="1">
            <text:p>RAPPORT D'ANALYSE SEO SITE LA CHOUETTE ANGENCE</text:p>
          </table:table-cell>
          <table:covered-table-cell table:style-name="ce12"/>
          <table:table-cell table:style-name="ce1" table:number-columns-repeated="1019"/>
          <table:table-cell/>
        </table:table-row>
        <table:table-row table:style-name="ro1">
          <table:table-cell table:style-name="ce1" table:number-columns-repeated="1023"/>
          <table:table-cell/>
        </table:table-row>
        <table:table-row table:style-name="ro1">
          <table:table-cell table:style-name="ce2"/>
          <table:table-cell table:style-name="ce7" office:value-type="string">
            <text:p>: les 10 recommandations appliquées au site</text:p>
          </table:table-cell>
          <table:table-cell table:style-name="ce1" table:number-columns-repeated="1021"/>
          <table:table-cell/>
        </table:table-row>
        <table:table-row table:style-name="ro1" table:number-rows-repeated="2">
          <table:table-cell table:style-name="ce1" table:number-columns-repeated="1023"/>
          <table:table-cell/>
        </table:table-row>
        <table:table-row table:style-name="ro3">
          <table:table-cell table:style-name="ce3" office:value-type="string">
            <text:p>Catégorie (SEO/accessiblité)</text:p>
          </table:table-cell>
          <table:table-cell table:style-name="ce3" office:value-type="string">
            <text:p>Problème identifié</text:p>
          </table:table-cell>
          <table:table-cell table:style-name="ce3" office:value-type="string">
            <text:p>Explication du problème</text:p>
          </table:table-cell>
          <table:table-cell table:style-name="ce3" office:value-type="string">
            <text:p>Bonne pratique à adopter</text:p>
          </table:table-cell>
          <table:table-cell table:style-name="ce3" office:value-type="string">
            <text:p>Action recommandée</text:p>
          </table:table-cell>
          <table:table-cell table:style-name="ce3" office:value-type="string">
            <text:p>Référence</text:p>
          </table:table-cell>
          <table:table-cell table:style-name="ce17" table:number-columns-repeated="20"/>
          <table:table-cell table:number-columns-repeated="998"/>
        </table:table-row>
        <table:table-row table:style-name="ro4">
          <table:table-cell table:style-name="ce4" table:content-validation-name="val1" office:value-type="string">
            <text:p>accessibilité</text:p>
          </table:table-cell>
          <table:table-cell table:style-name="ce5" office:value-type="string">
            <text:p>attribut « lang » dans balise &lt;html&gt; avec valeur « default »</text:p>
          </table:table-cell>
          <table:table-cell table:style-name="ce5" office:value-type="string">
            <text:p>L'attribut « lang » ne doit pas avoir la valeur « default »</text:p>
          </table:table-cell>
          <table:table-cell table:style-name="ce5" office:value-type="string">
            <text:p>L'attribut « lang » doit avoir comme valeur un code à 2 ou 3 lettres indiquant la langue principale du site.</text:p>
          </table:table-cell>
          <table:table-cell table:style-name="ce13" office:value-type="string">
            <text:p>Changer la valeur « default » avec la valeur « fr » pour indiquer que la langue principale du site est le français</text:p>
          </table:table-cell>
          <table:table-cell table:style-name="ce5" office:value-type="string">
            <text:p><text:a xlink:href="https://www.accede-web.com/notices/html-et-css/langues/renseigner-la-langue-principale-de-la-page-avec-lattribut-lang-sur-la-balise-html/">https://www.accede-web.com/notices/html-et-css/langues/renseigner-la-langue-principale-de-la-page-avec-lattribut-lang-sur-la-balise-html/</text:a></text:p>
          </table:table-cell>
          <table:table-cell table:number-columns-repeated="1018"/>
        </table:table-row>
        <table:table-row table:style-name="ro5">
          <table:table-cell table:style-name="ce5" table:content-validation-name="val1" office:value-type="string">
            <text:p>SEO </text:p>
          </table:table-cell>
          <table:table-cell table:style-name="ce5" office:value-type="string">
            <text:p>dans la balise meta « keyword » : répétition abusive du mot-clé « agence design » et impertinence de certains mot clé de la liste</text:p>
          </table:table-cell>
          <table:table-cell table:style-name="ce5" office:value-type="string">
            <text:p>la répétition abusive à l'identique de mot-clé dans meta «keyword » est une pratique « black hat » en SEO. De plus, les mots-clés de la liste ne sont pas cohérent entre elles ou avec le reste du site. (ex : Paris alors que l'agence est basée à Lyon) Cela s'apparente donc à du spam. La plupart des moteurs de recherche ne prennent donc plus en compte la balise meta « keyword » pour le référencement.</text:p>
          </table:table-cell>
          <table:table-cell table:style-name="ce5" office:value-type="string">
            <text:p>Enlever la balise meta « keyword » car elle ne présente plus d'intérêt d'un point de vue SEO pour le référencement des sites par les principaux moteurs de recherche en France. Si toutefois elle doit être maintenu, remplir le contenu de la balise meta « keyword » avec des mots-clés variées traitant du même sujet principale du site. Ces mots-clé doivent garder une cohérence entre elle et avec le contexte du site. <text:s/></text:p>
          </table:table-cell>
          <table:table-cell table:style-name="ce14" office:value-type="string">
            <text:p>Modifier le contenu <text:s/>de la balise meta « keyword » avec des mots-clés variés plus pertinents, cohérente entre elles et avec la thématique générale du site.</text:p>
          </table:table-cell>
          <table:table-cell table:style-name="ce5" office:value-type="string">
            <text:p><text:a xlink:href="https://optimiz.me/la-balise-meta-keywords/">https://optimiz.me/la-balise-meta-keywords/</text:a></text:p>
          </table:table-cell>
          <table:table-cell table:number-columns-repeated="1018"/>
        </table:table-row>
        <table:table-row table:style-name="ro6">
          <table:table-cell table:style-name="ce5" table:content-validation-name="val1" office:value-type="string">
            <text:p>SEO</text:p>
          </table:table-cell>
          <table:table-cell table:style-name="ce5" office:value-type="string">
            <text:p>l'attribut « content » de la balise meta « description » n'a pas de valeur déclaré.</text:p>
          </table:table-cell>
          <table:table-cell table:style-name="ce5" office:value-type="string">
            <text:p>l'attribut « content » de la balise meta « description » doit être complété par une valeur qui correspond à une chaîne de caractère.</text:p>
          </table:table-cell>
          <table:table-cell table:style-name="ce5" office:value-type="string">
            <text:p>le contenu de la valeur de l'attribut « content » doit être un texte court (240 caractères), attrayant pour le lecteur et reprendre les mots-clés principaux pour le référencement par les moteurs de recherche</text:p>
          </table:table-cell>
          <table:table-cell table:style-name="ce14" office:value-type="string">
            <text:p>Remplir le « content » de la balise meta « description »</text:p>
          </table:table-cell>
          <table:table-cell table:style-name="ce5" office:value-type="string">
            <text:p><text:a xlink:href="https://digitad.ca/balise-meta-description/">https://digitad.ca/balise-meta-description/</text:a></text:p>
          </table:table-cell>
          <table:table-cell table:number-columns-repeated="1018"/>
        </table:table-row>
        <table:table-row table:style-name="ro6">
          <table:table-cell table:style-name="ce5" table:content-validation-name="val1" office:value-type="string">
            <text:p>SEO</text:p>
          </table:table-cell>
          <table:table-cell table:style-name="ce5" office:value-type="string">
            <text:p>les balises &lt;script&gt; n'ont pas tous un attribut « defer » ou « async ». </text:p>
          </table:table-cell>
          <table:table-cell table:style-name="ce5" office:value-type="string">
            <text:p>Les balises &lt;script&gt; sans attributs « defer » ou « async » vont ralentir le chargement de la page web car leur temps d’exécution successive vont se cumuler avec le temps de chargement globale de la page</text:p>
          </table:table-cell>
          <table:table-cell table:style-name="ce5" office:value-type="string">
            <text:p>affecter un attribut « defer » ou « async » à tous les balises &lt;script&gt; afin de permettre leur exécution de manière asynchrone ou en différé à la fin du chargement globale de la page pour réduire le temps nécessaire pour obtenir le rendu html/css.</text:p>
          </table:table-cell>
          <table:table-cell table:style-name="ce14" office:value-type="string">
            <text:p>affecter un attribut « defer » à tous les balises &lt;script&gt; qui n'en possèdent pas. </text:p>
          </table:table-cell>
          <table:table-cell table:style-name="ce5" office:value-type="string">
            <text:p><text:a xlink:href="https://www.alsacreations.com/astuce/lire/1562-script-attribut-async-defer.html">https://www.alsacreations.com/astuce/lire/1562-script-attribut-async-defer.html</text:a></text:p>
          </table:table-cell>
          <table:table-cell table:number-columns-repeated="1018"/>
        </table:table-row>
        <table:table-row table:style-name="ro7">
          <table:table-cell table:style-name="ce5" table:content-validation-name="val1" office:value-type="string">
            <text:p>SEO</text:p>
          </table:table-cell>
          <table:table-cell table:style-name="ce5" office:value-type="string">
            <text:p>la balise &lt;title&gt; n'a pas de contenu textuel mais juste un point.</text:p>
          </table:table-cell>
          <table:table-cell table:style-name="ce5" office:value-type="string">
            <text:p>une balise &lt;title&gt; sans contenu textuel claire va impacter négativement le référencement du site car il s'agit du premier élément consulter par le moteur de recherche lorsqu'il arrive sur la page.</text:p>
          </table:table-cell>
          <table:table-cell table:style-name="ce5" office:value-type="string">
            <text:p>Remplir la balise &lt;title&gt; avec un contenu textuel reprenant le mot-clé principal de la page. La longueur maximum du texte est de 60 caractères. </text:p>
          </table:table-cell>
          <table:table-cell table:style-name="ce14" office:value-type="string">
            <text:p>Modifier le contenu de la balise &lt;title&gt; avec le texte : « La chouette Agence web design »</text:p>
          </table:table-cell>
          <table:table-cell table:style-name="ce5" office:value-type="string">
            <text:p><text:a xlink:href="https://smartkeyword.io/seo-on-page-balise-title/">https://smartkeyword.io/seo-on-page-balise-title/</text:a></text:p>
          </table:table-cell>
          <table:table-cell table:number-columns-repeated="1018"/>
        </table:table-row>
        <table:table-row table:style-name="ro8">
          <table:table-cell table:style-name="ce5" table:content-validation-name="val1" office:value-type="string">
            <text:p>SEO</text:p>
          </table:table-cell>
          <table:table-cell table:style-name="ce5" office:value-type="string">
            <text:p>absence d'un fichier « sitemap » à la racine du dossier du site </text:p>
          </table:table-cell>
          <table:table-cell table:style-name="ce5" office:value-type="string">
            <text:p>Le fichier « sitemap » fournit aux moteurs de recherche des informations détaillés sur le contenu de nos pages et leur relation entre elle. Son absence peut donc compliquer le travail de référencement du site.</text:p>
          </table:table-cell>
          <table:table-cell table:style-name="ce5" office:value-type="string">
            <text:p>le fichier sitemap doit être au format xml, utiliser de préférence un générateur de sitemap en ligne. Il doit être encodé en UTF-8 et ne pas dépasser 50Mo. Il doit lister au maximum 50 000 URLs qui doivent tous provenir du même hôte (nom de domaine)</text:p>
          </table:table-cell>
          <table:table-cell table:style-name="ce15" office:value-type="string">
            <text:p>Créer le « sitemap » du site.</text:p>
          </table:table-cell>
          <table:table-cell table:style-name="ce5" office:value-type="string">
            <text:p><text:a xlink:href="https://smartkeyword.io/seo-technique-seo-sitemap/">https://smartkeyword.io/seo-technique-seo-sitemap/</text:a></text:p>
          </table:table-cell>
          <table:table-cell table:number-columns-repeated="1018"/>
        </table:table-row>
        <table:table-row table:style-name="ro6">
          <table:table-cell table:style-name="ce5" table:content-validation-name="val1" office:value-type="string">
            <text:p>SEO</text:p>
          </table:table-cell>
          <table:table-cell table:style-name="ce8" office:value-type="string">
            <text:p>absence d'un fichier « robots.txt » à la racine du dossier du site </text:p>
          </table:table-cell>
          <table:table-cell table:style-name="ce5" office:value-type="string">
            <text:p>le fichier « robots.txt » permet de contrôler les fichiers auxquels les robots d'exploration peuvent accéder en leur affectant des règles d'autorisations au cas par cas</text:p>
          </table:table-cell>
          <table:table-cell table:style-name="ce5" office:value-type="string">
            <text:p>Le fichier « robots.txt » doit être unique par site et il doit autoriser tous les moteurs de recherche à explorer tous les fichiers. Elle indique également l'emplacement du « sitemap ». Elle doit être aussi créé à la racine du dossier du site.</text:p>
          </table:table-cell>
          <table:table-cell table:style-name="ce15" office:value-type="string">
            <text:p>Créer le fichier « robots.txt » du site</text:p>
          </table:table-cell>
          <table:table-cell table:style-name="ce5" office:value-type="string">
            <text:p><text:a xlink:href="https://developers.google.com/search/docs/advanced/robots/create-robots-txt?hl=fr">https://developers.google.com/search/docs/advanced/robots/create-robots-txt?hl=fr</text:a></text:p>
          </table:table-cell>
          <table:table-cell table:number-columns-repeated="1018"/>
        </table:table-row>
        <table:table-row table:style-name="ro9">
          <table:table-cell table:style-name="ce5" table:content-validation-name="val1" office:value-type="string">
            <text:p>SEO</text:p>
          </table:table-cell>
          <table:table-cell table:style-name="ce9" office:value-type="string">
            <text:p>Absence de la balise meta « robots »</text:p>
          </table:table-cell>
          <table:table-cell table:style-name="ce5" office:value-type="string">
            <text:p>la balise meta « robots » permet de donner des consignes aux moteurs de recherche sur l'indexation et le suivi des liens de la page</text:p>
          </table:table-cell>
          <table:table-cell table:style-name="ce5" office:value-type="string">
            <text:p>Mettre une balise meta « robots » avec le content « index, follow » pour indiquer au robot d'exploration d'indexer la page et de suivre les liens qui y sont inclus.</text:p>
          </table:table-cell>
          <table:table-cell table:style-name="ce15" office:value-type="string">
            <text:p>Ajouter une balise meta « robots » dans l'en-tête &lt;head&gt; du code html du site.</text:p>
          </table:table-cell>
          <table:table-cell table:style-name="ce5" office:value-type="string">
            <text:p><text:a xlink:href="https://www.webrankinfo.com/dossiers/conseils/balise-meta-robots">https://www.webrankinfo.com/dossiers/conseils/balise-meta-robots</text:a></text:p>
          </table:table-cell>
          <table:table-cell table:number-columns-repeated="1018"/>
        </table:table-row>
        <table:table-row table:style-name="ro6">
          <table:table-cell table:style-name="ce5" table:content-validation-name="val1" office:value-type="string">
            <text:p>SEO</text:p>
          </table:table-cell>
          <table:table-cell table:style-name="ce5" office:value-type="string">
            <text:p>Absence de balise link « canonical » avec l'url de la page principale.</text:p>
          </table:table-cell>
          <table:table-cell table:style-name="ce5" office:value-type="string">
            <text:p>La balise link « canonical » permet d'éviter toute confusion par les robots d'exploration en leur indiquant notre page principale au cas où notre site contient plusieurs pages ayant des contenus très similaire</text:p>
          </table:table-cell>
          <table:table-cell table:style-name="ce5" office:value-type="string">
            <text:p>Placer une balise link « canonical » en indiquant l'url de notre page principale</text:p>
          </table:table-cell>
          <table:table-cell table:style-name="ce15" office:value-type="string">
            <text:p>ajouter une balise link « canonical » à la page d'accueil du site. </text:p>
          </table:table-cell>
          <table:table-cell table:style-name="ce5" office:value-type="string">
            <text:p><text:a xlink:href="https://www.anthedesign.fr/referencement/balise-canonical-page-web/">https://www.anthedesign.fr/referencement/balise-canonical-page-web/</text:a></text:p>
          </table:table-cell>
          <table:table-cell table:number-columns-repeated="1018"/>
        </table:table-row>
        <table:table-row table:style-name="ro7">
          <table:table-cell table:style-name="ce5" table:content-validation-name="val1" office:value-type="string">
            <text:p>SEO&amp;accessibilité</text:p>
          </table:table-cell>
          <table:table-cell table:style-name="ce5" office:value-type="string">
            <text:p>insuffisance de balise sémantique <text:s/>pour structurer le code html</text:p>
          </table:table-cell>
          <table:table-cell table:style-name="ce5" office:value-type="string">
            <text:p>le code html doit être structurer avec des balises sémantique pour faciliter sa compréhension par les moteurs de recherche et les technologies d'assistance</text:p>
          </table:table-cell>
          <table:table-cell table:style-name="ce5" office:value-type="string">
            <text:p>Ajouter les balises sémantiques tel que header, nav, ul, main, h1, h2, h3, section, article, aside, footer pour structurer le contenu de notre code html.</text:p>
          </table:table-cell>
          <table:table-cell table:style-name="ce14" office:value-type="string">
            <text:p>Appliquer les balises sémantique au code html du site.</text:p>
          </table:table-cell>
          <table:table-cell table:style-name="ce5" office:value-type="string">
            <text:p><text:a xlink:href="https://www.numerique.gouv.fr/publications/rgaa-accessibilite/documentation-rgaa/methodologie-test/">https://www.numerique.gouv.fr/publications/rgaa-accessibilite/documentation-rgaa/methodologie-test/</text:a></text:p>
          </table:table-cell>
          <table:table-cell table:number-columns-repeated="1018"/>
        </table:table-row>
        <table:table-row table:style-name="ro10">
          <table:table-cell table:style-name="ce5" table:content-validation-name="val1" office:value-type="string">
            <text:p>SEO&amp;accessibilité</text:p>
          </table:table-cell>
          <table:table-cell table:style-name="ce5" office:value-type="string">
            <text:p>Utilisation d'une balise &lt;div&gt; avec class « keywords » dans la barre de navigation et dans le pied de page pour insérer les mots clés en très minuscule, illisible et avec une couleur confondu avec l'arrière plan.</text:p>
          </table:table-cell>
          <table:table-cell table:style-name="ce5" office:value-type="string">
            <text:p>il s'agit d'une mauvaise pratique SEO pour tenter d'améliorer le référencement mais les robots d'explorations peuvent détecter ce comportement et bannir le site. De plus, elle cause un problème d'accessibilité car le texte n'est pas lisible et peut être confondu avec d'autre élément graphique. </text:p>
          </table:table-cell>
          <table:table-cell table:style-name="ce5" office:value-type="string">
            <text:p>Insérer les mots-clés de manière lisible et cohérente dans le contenu textuel de la page.</text:p>
          </table:table-cell>
          <table:table-cell table:style-name="ce14" office:value-type="string">
            <text:p>Supprimer ces balises &lt;div&gt; qui n'ont plus d'intérêt en terme de SEO et dégrade l'accessibilité.</text:p>
          </table:table-cell>
          <table:table-cell table:style-name="ce5" office:value-type="string">
            <text:p><text:a xlink:href="https://www.experts-referencement.com/referencement-naturel/black-hat-seo#contenu-duplique">https://www.experts-referencement.com/referencement-naturel/black-hat-seo#contenu-duplique</text:a></text:p>
          </table:table-cell>
          <table:table-cell table:number-columns-repeated="1018"/>
        </table:table-row>
        <table:table-row table:style-name="ro11">
          <table:table-cell table:style-name="ce5" table:content-validation-name="val1" office:value-type="string">
            <text:p>SEO&amp;accessibilité</text:p>
          </table:table-cell>
          <table:table-cell table:style-name="ce5" office:value-type="string">
            <text:p>balise &lt;li&gt; vide</text:p>
          </table:table-cell>
          <table:table-cell table:style-name="ce5" office:value-type="string">
            <text:p>une balise &lt;li&gt; vide créer une incohérence aussi bien sur le plan SEO que sur le plan de l'accessibilité. </text:p>
          </table:table-cell>
          <table:table-cell table:style-name="ce5" office:value-type="string">
            <text:p>remplir la balise &lt;li&gt; ou l'enlever si elle est vide et ne présente donc aucun intérêt. </text:p>
          </table:table-cell>
          <table:table-cell table:style-name="ce15" office:value-type="string">
            <text:p>Supprimer la balise &lt;li&gt; vide</text:p>
          </table:table-cell>
          <table:table-cell table:style-name="ce5" office:value-type="string">
            <text:p><text:a xlink:href="https://developer.mozilla.org/fr/docs/Web/HTML/Element/li">https://developer.mozilla.org/fr/docs/Web/HTML/Element/li</text:a></text:p>
          </table:table-cell>
          <table:table-cell table:number-columns-repeated="1018"/>
        </table:table-row>
        <table:table-row table:style-name="ro4">
          <table:table-cell table:style-name="ce5" table:content-validation-name="val1" office:value-type="string">
            <text:p>accessibilité</text:p>
          </table:table-cell>
          <table:table-cell table:style-name="ce5" office:value-type="string">
            <text:p>le texte du lien « page2 » dans la navigation</text:p>
          </table:table-cell>
          <table:table-cell table:style-name="ce8" office:value-type="string">
            <text:p><text:s/>le texte du lien « page2 » n'est pas descriptif de la destination du lien </text:p>
          </table:table-cell>
          <table:table-cell table:style-name="ce5" office:value-type="string">
            <text:p>Le texte du lien doit toujours être descriptif du contenu de destination du lien en question.</text:p>
          </table:table-cell>
          <table:table-cell table:style-name="ce14" office:value-type="string">
            <text:p>Modifier le texte du lien en « contact » et faire de même avec le nom programmatique du fichier html. </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7">
          <table:table-cell table:style-name="ce5" table:content-validation-name="val1" office:value-type="string">
            <text:p>accessibilité</text:p>
          </table:table-cell>
          <table:table-cell table:style-name="ce5" office:value-type="string">
            <text:p>problème de contraste entre premier-plan et arrière plan dans plusieurs contenu textuel et décoratif à travers la page tel que titre h1, texte « contact », etc.</text:p>
          </table:table-cell>
          <table:table-cell table:style-name="ce5" office:value-type="string">
            <text:p>Si le contraste entre le premier plan et l'arrière-plan n'est pas suffisant, cela cause des problèmes de perceptibilité entravant l'accessibilité du contenu</text:p>
          </table:table-cell>
          <table:table-cell table:style-name="ce5" office:value-type="string">
            <text:p>Maintenir un niveau (AA) de contraste minimum de 4,5:1 pour le texte normal et 3:1 pour le texte de grande taille et des éléments graphique non-textuel. </text:p>
          </table:table-cell>
          <table:table-cell table:style-name="ce15" office:value-type="string">
            <text:p>Modifier les couleurs là où cela est nécessaire afin de respecter le niveau de contraste minimum (AA)</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9">
          <table:table-cell table:style-name="ce5" table:content-validation-name="val1" office:value-type="string">
            <text:p>accessibilité</text:p>
          </table:table-cell>
          <table:table-cell table:style-name="ce5" office:value-type="string">
            <text:p>Utilisation d'image de texte a plusieurs endroits du site</text:p>
          </table:table-cell>
          <table:table-cell table:style-name="ce5" office:value-type="string">
            <text:p>L'utilisation de texte sous forme d'image réduit la perceptibilité. De plus, cela complique la maintenabilité du code au cas où le texte doit être modifier.</text:p>
          </table:table-cell>
          <table:table-cell table:style-name="ce5" office:value-type="string">
            <text:p>Préférer le texte écris pour véhiculer les informations textuel.</text:p>
          </table:table-cell>
          <table:table-cell table:style-name="ce16" office:value-type="string">
            <text:p>Enlever les images de texte et écrire le texte directement dans le code html.</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9">
          <table:table-cell table:style-name="ce5" table:content-validation-name="val1" office:value-type="string">
            <text:p>accessibilité</text:p>
          </table:table-cell>
          <table:table-cell table:style-name="ce5" office:value-type="string">
            <text:p>A différent endroits du site, la taille des textes situés dans la balise &lt;p&gt; est trop petit.</text:p>
          </table:table-cell>
          <table:table-cell table:style-name="ce5" office:value-type="string">
            <text:p>La taille du texte trop petit rend le contenu textuel difficile à lire voir illisible pour les personnes ayant une déficience de la vue. </text:p>
          </table:table-cell>
          <table:table-cell table:style-name="ce5" office:value-type="string">
            <text:p>Utiliser une taille de texte qui permet de rendre bien distinguable les éléments du contenu textuel</text:p>
          </table:table-cell>
          <table:table-cell table:style-name="ce16" office:value-type="string">
            <text:p>Redimensionner la taille des textes trop petit</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11">
          <table:table-cell table:style-name="ce5" table:content-validation-name="val1" office:value-type="string">
            <text:p>accessibilité</text:p>
          </table:table-cell>
          <table:table-cell table:style-name="ce5" office:value-type="string">
            <text:p>L'indication d'une action sur un bouton, un lien ou autre élément actionnable</text:p>
          </table:table-cell>
          <table:table-cell table:style-name="ce11" office:value-type="string">
            <text:p>L'indication d'une action sur un bouton n'est pas correctement perceptible</text:p>
          </table:table-cell>
          <table:table-cell table:style-name="ce11" office:value-type="string">
            <text:p>Indiquer une action sur un élément par la différenciation de couleur complété par un élément graphique</text:p>
          </table:table-cell>
          <table:table-cell table:style-name="ce5" office:value-type="string">
            <text:p>Corriger les boutons et autres éléments actionnables qui ne respecte pas la bonne pratique précédente.</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6">
          <table:table-cell table:style-name="ce5" table:content-validation-name="val1" office:value-type="string">
            <text:p>SEO</text:p>
          </table:table-cell>
          <table:table-cell table:style-name="ce5" office:value-type="string">
            <text:p>Qualité et pertinence des liens externes</text:p>
          </table:table-cell>
          <table:table-cell table:style-name="ce5" office:value-type="string">
            <text:p>Les liens externes qui mène vers d'autres sites doivent diriger vers des sites de qualités et en cohérence avec le site. Ce qui n'est pas le cas des annuaires ni du réseaux social « ballon foot » </text:p>
          </table:table-cell>
          <table:table-cell table:style-name="ce5" office:value-type="string">
            <text:p>Placer des liens externes qui mène vers des sites de qualité, en cohérence avec le site et qui ne possède pas eux-même un nombre excessive de lien sortant. </text:p>
          </table:table-cell>
          <table:table-cell table:style-name="ce16" office:value-type="string">
            <text:p>Enlever les liens externes des annuaires et remplacer le lien du réseau social « ballon dribble » par celui de « Pinterest » qui est plus cohérent avec l'activité du site</text:p>
          </table:table-cell>
          <table:table-cell table:style-name="ce5" office:value-type="string">
            <text:p><text:a xlink:href="https://optimiz.me/liens-externes-liens-sortants-dune-page/">https://optimiz.me/liens-externes-liens-sortants-dune-page/</text:a></text:p>
          </table:table-cell>
          <table:table-cell table:number-columns-repeated="1018"/>
        </table:table-row>
        <table:table-row table:style-name="ro8">
          <table:table-cell table:style-name="ce5" table:content-validation-name="val1" office:value-type="string">
            <text:p>accessibilité</text:p>
          </table:table-cell>
          <table:table-cell table:style-name="ce5" office:value-type="string">
            <text:p>le pied de page est différent entre la page d'accueil et la page « contact ». Idem pour la zone « bannière » avec le titre principal h1 des pages.</text:p>
          </table:table-cell>
          <table:table-cell table:style-name="ce5" office:value-type="string">
            <text:p>le pied de page ou d'autre zone de navigation censé être similaire mais ayant un contenu qui varie fortement pause un problème de prévisibilité rendant la navigation moins compréhensible pour les technologies d'assistance et ceux qui les utilisent</text:p>
          </table:table-cell>
          <table:table-cell table:style-name="ce5" office:value-type="string">
            <text:p>sur un ensemble de pages, les mécanismes de navigation qui se répètent sur plusieurs pages se présentent dans le même ordre relatif quand ils sont répété</text:p>
          </table:table-cell>
          <table:table-cell table:style-name="ce5" office:value-type="string">
            <text:p>Harmoniser le pied de page et la zone « bannière » sur toute les pages</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9">
          <table:table-cell table:style-name="ce5" table:content-validation-name="val1" office:value-type="string">
            <text:p>accessibilité</text:p>
          </table:table-cell>
          <table:table-cell table:style-name="ce5" office:value-type="string">
            <text:p>identifications des erreurs de saisie</text:p>
          </table:table-cell>
          <table:table-cell table:style-name="ce5" office:value-type="string">
            <text:p>Le formulaire de contact n'identifie pas les erreurs de saisie. </text:p>
          </table:table-cell>
          <table:table-cell table:style-name="ce5" office:value-type="string">
            <text:p>Le formulaire doit pouvoir identifier par un code couleur et des éléments graphique supplémentaire les erreurs de saisie et les communiquer à l'utilisateur.</text:p>
          </table:table-cell>
          <table:table-cell table:style-name="ce5" office:value-type="string">
            <text:p>Corriger ce point du formulaire</text:p>
          </table:table-cell>
          <table:table-cell table:style-name="ce5" office:value-type="string">
            <text:p><text:a xlink:href="https://www.w3.org/Translations/WCAG20-fr/#text-equiv">https://www.w3.org/Translations/WCAG20-fr/#text-equiv</text:a></text:p>
          </table:table-cell>
          <table:table-cell table:number-columns-repeated="1018"/>
        </table:table-row>
        <table:table-row table:style-name="ro9">
          <table:table-cell table:style-name="ce5" table:content-validation-name="val1" office:value-type="string">
            <text:p>SEO</text:p>
          </table:table-cell>
          <table:table-cell table:style-name="ce5" office:value-type="string">
            <text:p>les fichiers du code source ne sont pas minifié</text:p>
          </table:table-cell>
          <table:table-cell table:style-name="ce5" office:value-type="string">
            <text:p>les fichiers du code source qui ne sont pas minifié sont plus volumineux et ils ont donc un impactent sur la vitesse du chargement du site</text:p>
          </table:table-cell>
          <table:table-cell table:style-name="ce5" office:value-type="string">
            <text:p>La minification des fichiers du code source du site permet d'alléger la taille du site et améliore par conséquent la vitesse de chargement du rendu</text:p>
          </table:table-cell>
          <table:table-cell table:style-name="ce5" office:value-type="string">
            <text:p>minifier les fichiers du code source tel que le fichier css, html, etc.</text:p>
          </table:table-cell>
          <table:table-cell table:style-name="ce5" office:value-type="string">
            <text:p><text:a xlink:href="https://blog.lws-hosting.com/referencement-naturel-seo/comment-optimiser-son-site-web-avec-la-minification-css-js-et-html">https://blog.lws-hosting.com/referencement-naturel-seo/comment-optimiser-son-site-web-avec-la-minification-css-js-et-html</text:a></text:p>
          </table:table-cell>
          <table:table-cell table:number-columns-repeated="1018"/>
        </table:table-row>
        <table:table-row table:style-name="ro6">
          <table:table-cell table:style-name="ce5" table:content-validation-name="val1" office:value-type="string">
            <text:p>SEO</text:p>
          </table:table-cell>
          <table:table-cell table:style-name="ce5" office:value-type="string">
            <text:p>site pas entièrement « responsive »</text:p>
          </table:table-cell>
          <table:table-cell table:style-name="ce5" office:value-type="string">
            <text:p>Sur la page d'accueil certain image de texte sont coupé à partir du « breakpoint » 500px de largeur d'écran. Sur la page de contact en mode « desktop », le menu de navigation sort du cadre de la fenêtre. </text:p>
          </table:table-cell>
          <table:table-cell table:style-name="ce5" office:value-type="string">
            <text:p>Réaliser un site parfaitement « responsive » améliore le référencement par les moteurs de recherche. Le design doit s'adapter sur mobile, tablette et bureau sans perte d'information.</text:p>
          </table:table-cell>
          <table:table-cell table:style-name="ce5" office:value-type="string">
            <text:p>Modifier le design et la mise en page des éléments qui affectent le côté « responsive » du site</text:p>
          </table:table-cell>
          <table:table-cell table:style-name="ce5" office:value-type="string">
            <text:p><text:a xlink:href="https://doingenia.com/blog/site-responsive-et-seo/#:~:text=Le%20site%20responsive%20optimise%20votre,optimisé%20pour%20les%20supports%20mobiles">https://doingenia.com/blog/site-responsive-et-seo/#:~:text=Le%20site%20responsive%20optimise%20votre,optimis%C3%A9%20pour%20les%20supports%20mobiles</text:a>.</text:p>
          </table:table-cell>
          <table:table-cell table:number-columns-repeated="1018"/>
        </table:table-row>
        <table:table-row table:style-name="ro7">
          <table:table-cell table:style-name="ce5" table:content-validation-name="val1" office:value-type="string">
            <text:p>SEO</text:p>
          </table:table-cell>
          <table:table-cell table:style-name="ce5" office:value-type="string">
            <text:p>erreur au test de validation W3C</text:p>
          </table:table-cell>
          <table:table-cell table:style-name="ce5" office:value-type="string">
            <text:p>Le validateur W3C détecte des erreurs dans le code html et css. Ce qui peut générer des difficultés de « crawling » pour les moteurs d'explorations.</text:p>
          </table:table-cell>
          <table:table-cell table:style-name="ce5" office:value-type="string">
            <text:p>Tester et corriger si nécessaire le code passé au validateur W3C tout en réduisant au maximum les erreurs afin de faciliter le travail de référencement par les moteurs de recherche. </text:p>
          </table:table-cell>
          <table:table-cell table:style-name="ce5" office:value-type="string">
            <text:p>Si possible, corriger les erreurs de code détectées par le validateur W3C</text:p>
          </table:table-cell>
          <table:table-cell table:style-name="ce5" office:value-type="string">
            <text:p><text:a xlink:href="https://www.abondance.com/20110811-8990-validation-htmlw3c-et-positionnement-google-questionsreponses-avec-google-15.html">https://www.abondance.com/20110811-8990-validation-htmlw3c-et-positionnement-google-questionsreponses-avec-google-15.html</text:a></text:p>
          </table:table-cell>
          <table:table-cell table:number-columns-repeated="1018"/>
        </table:table-row>
        <table:table-row table:style-name="ro7">
          <table:table-cell table:style-name="ce5" table:content-validation-name="val1" office:value-type="string">
            <text:p>SEO</text:p>
          </table:table-cell>
          <table:table-cell table:style-name="ce5" office:value-type="string">
            <text:p>Absence des « open graph » faccebook et twitter</text:p>
          </table:table-cell>
          <table:table-cell table:style-name="ce5" office:value-type="string">
            <text:p>Les « open graph » sont des protocoles implémenté dans les balises meta de la balise head afin de permettre une meilleur présentation des sites sur les réseaux sociaux</text:p>
          </table:table-cell>
          <table:table-cell table:style-name="ce5" office:value-type="string">
            <text:p>ajouter les « open graph » des réseaux sociaux afin d'optimiser leur présentation sur les réseaux sociaux.</text:p>
          </table:table-cell>
          <table:table-cell table:style-name="ce5" office:value-type="string">
            <text:p>Implémenter les « open graph » de facebook et twitter si possible.</text:p>
          </table:table-cell>
          <table:table-cell table:style-name="ce5" office:value-type="string">
            <text:p><text:a xlink:href="https://www.ionos.fr/digitalguide/web-marketing/les-media-sociaux/open-graph/">https://www.ionos.fr/digitalguide/web-marketing/les-media-sociaux/open-graph/</text:a></text:p>
          </table:table-cell>
          <table:table-cell table:number-columns-repeated="1018"/>
        </table:table-row>
        <table:table-row table:style-name="ro12">
          <table:table-cell table:style-name="ce5" table:content-validation-name="val1" office:value-type="string">
            <text:p>SEO&amp;accessibilité</text:p>
          </table:table-cell>
          <table:table-cell table:style-name="ce5" office:value-type="string">
            <text:p>Les images n'ont pas de textes alternatives pertinents dans la balise « alt » et elles n'ont pas d'attribut « loading » qui doit avoir la valeur « lazy »</text:p>
          </table:table-cell>
          <table:table-cell table:style-name="ce5" office:value-type="string">
            <text:p>le texte alternatif des images ne doit pas être une suite de mots-clé incohérents mais elle doit permettre de décrire l'image aux personnes mal-voyant et l'attribut « loading » avec la valeur « lazy » permet de charger les images uniquement lorsqu'elles apparaissent dans le cadre de la fenêtre lors du crawl vers le bas.</text:p>
          </table:table-cell>
          <table:table-cell table:style-name="ce5" office:value-type="string">
            <text:p>Mettre un texte alternative dans la balise « alt » des images afin de le décrire au mieux tout en reprenant si possible quelques mots-clé dans la description si elles sont cohérente avec le reste du texte. Mettre un attribut « loading » avec la valeur « lazy » dans les balises « img » </text:p>
          </table:table-cell>
          <table:table-cell table:style-name="ce5" office:value-type="string">
            <text:p>Appliqué des corrections sur les textes alternatifs des images et rajouter l'attribut « loading ». </text:p>
          </table:table-cell>
          <table:table-cell table:style-name="ce5" office:value-type="string">
            <text:p><text:a xlink:href="https://www.w3.org/Translations/WCAG20-fr/#user-interface-componentdef">https://www.w3.org/Translations/WCAG20-fr/#user-interface-componentdef</text:a></text:p>
          </table:table-cell>
          <table:table-cell table:number-columns-repeated="1018"/>
        </table:table-row>
        <table:table-row table:style-name="ro6">
          <table:table-cell table:style-name="ce5" table:content-validation-name="val1" office:value-type="string">
            <text:p>accessibilité</text:p>
          </table:table-cell>
          <table:table-cell table:style-name="ce5" office:value-type="string">
            <text:p>Formulaire : aide à la saisie et clarté des informations fournis</text:p>
          </table:table-cell>
          <table:table-cell table:style-name="ce5" office:value-type="string">
            <text:p>Le formulaire n'inclut pas une aide à la saisie des champs. De plus les informations d'adresse, de contact mail et d'horaire n'ont pas de libellé clair </text:p>
          </table:table-cell>
          <table:table-cell table:style-name="ce5" office:value-type="string">
            <text:p>Réaliser un formulaire incluant un système d'assistance à la saisie pour prévenir et faciliter la détection et la correction d'erreurs. Les contenus ou informations doivent avoir des étiquettes ou en-tête qui les décrivent clairement.</text:p>
          </table:table-cell>
          <table:table-cell table:style-name="ce5" office:value-type="string">
            <text:p>Appliqué des corrections sur le formulaire de contact</text:p>
          </table:table-cell>
          <table:table-cell table:style-name="ce5" office:value-type="string">
            <text:p><text:a xlink:href="https://www.w3.org/Translations/WCAG20-fr/#user-interface-componentdef">https://www.w3.org/Translations/WCAG20-fr/#user-interface-componentdef</text:a></text:p>
          </table:table-cell>
          <table:table-cell table:number-columns-repeated="1018"/>
        </table:table-row>
        <table:table-row table:style-name="ro13" table:number-rows-repeated="52">
          <table:table-cell table:content-validation-name="val1"/>
          <table:table-cell table:number-columns-repeated="1023"/>
        </table:table-row>
        <table:table-row table:style-name="ro13" table:number-rows-repeated="921">
          <table:table-cell table:number-columns-repeated="1024"/>
        </table:table-row>
        <table:table-row table:style-name="ro14" table:number-rows-repeated="1047569">
          <table:table-cell table:number-columns-repeated="1024"/>
        </table:table-row>
        <table:table-row table:style-name="ro1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9">09/09/2021</text:date>, <text:time>18:13:0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9-09T18:13:04.19</dc:date>
    <dc:creator>joan kouloumba</dc:creator>
    <meta:generator>OpenOffice/4.1.5$Win32 OpenOffice.org_project/415m1$Build-9789</meta:generator>
    <meta:editing-duration>P6DT2H22M21S</meta:editing-duration>
    <meta:editing-cycles>6</meta:editing-cycles>
    <meta:document-statistic meta:table-count="1" meta:cell-count="164" meta:object-count="0"/>
  </office:meta>
</office:document-meta>
</file>